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354a4" officeooo:paragraph-rsid="000354a4" style:font-weight-asian="bold" style:font-weight-complex="bold"/>
    </style:style>
    <style:style style:name="P3" style:family="paragraph" style:parent-style-name="Standard">
      <style:text-properties fo:font-weight="bold" officeooo:rsid="00044544" officeooo:paragraph-rsid="00044544" style:font-weight-asian="bold" style:font-weight-complex="bold"/>
    </style:style>
    <style:style style:name="P4" style:family="paragraph" style:parent-style-name="Standard">
      <style:text-properties fo:font-weight="normal" officeooo:rsid="00017caf" officeooo:paragraph-rsid="00017caf" style:font-weight-asian="normal" style:font-weight-complex="normal"/>
    </style:style>
    <style:style style:name="P5" style:family="paragraph" style:parent-style-name="Standard">
      <style:text-properties fo:font-weight="normal" officeooo:rsid="000354a4" officeooo:paragraph-rsid="000354a4" style:font-weight-asian="normal" style:font-weight-complex="normal"/>
    </style:style>
    <style:style style:name="P6" style:family="paragraph" style:parent-style-name="Standard">
      <style:text-properties fo:font-weight="normal" officeooo:rsid="0006ad9e" officeooo:paragraph-rsid="00084c2a" style:font-weight-asian="normal" style:font-weight-complex="normal"/>
    </style:style>
    <style:style style:name="P7" style:family="paragraph" style:parent-style-name="Standard">
      <style:text-properties fo:font-weight="normal" officeooo:rsid="00084c2a" officeooo:paragraph-rsid="00084c2a" style:font-weight-asian="normal" style:font-weight-complex="normal"/>
    </style:style>
    <style:style style:name="P8" style:family="paragraph" style:parent-style-name="Standard">
      <style:text-properties fo:font-weight="normal" officeooo:rsid="00094387" officeooo:paragraph-rsid="00094387" style:font-weight-asian="normal" style:font-weight-complex="normal"/>
    </style:style>
    <style:style style:name="P9" style:family="paragraph" style:parent-style-name="Standard">
      <style:text-properties fo:font-weight="normal" officeooo:rsid="000af39c" officeooo:paragraph-rsid="000af39c" style:font-weight-asian="normal" style:font-weight-complex="normal"/>
    </style:style>
    <style:style style:name="P10" style:family="paragraph" style:parent-style-name="Standard">
      <style:text-properties fo:font-weight="normal" officeooo:rsid="000cc0c2" officeooo:paragraph-rsid="000cc0c2" style:font-weight-asian="normal" style:font-weight-complex="normal"/>
    </style:style>
    <style:style style:name="P11" style:family="paragraph" style:parent-style-name="Standard" style:list-style-name="L1">
      <style:text-properties fo:font-weight="normal" officeooo:rsid="000cc0c2" officeooo:paragraph-rsid="000cc0c2" style:font-weight-asian="normal" style:font-weight-complex="normal"/>
    </style:style>
    <style:style style:name="T1" style:family="text">
      <style:text-properties officeooo:rsid="00017caf"/>
    </style:style>
    <style:style style:name="T2" style:family="text">
      <style:text-properties officeooo:rsid="000354a4"/>
    </style:style>
    <style:style style:name="T3" style:family="text">
      <style:text-properties fo:font-weight="bold" style:font-weight-asian="bold" style:font-weight-complex="bold"/>
    </style:style>
    <style:style style:name="T4" style:family="text">
      <style:text-properties fo:font-weight="bold" officeooo:rsid="000e361c" style:font-weight-asian="bold" style:font-weight-complex="bold"/>
    </style:style>
    <style:style style:name="T5" style:family="text">
      <style:text-properties officeooo:rsid="00044544"/>
    </style:style>
    <style:style style:name="T6" style:family="text">
      <style:text-properties officeooo:rsid="000cc0c2"/>
    </style:style>
    <style:style style:name="T7" style:family="text">
      <style:text-properties officeooo:rsid="000e361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span text:style-name="T1">Learning Journal 1</text:span></text:p>
      <text:p text:style-name="P1"/>
      <text:p text:style-name="P4"><text:span text:style-name="T3">Student Name : </text:span>Prashant <text:span text:style-name="T2">Pawar</text:span></text:p>
      <text:p text:style-name="P4"/>
      <text:p text:style-name="P5"><text:span text:style-name="T3">Course :</text:span> SOEN-6841 : Software Project Management</text:p>
      <text:p text:style-name="P5"/>
      <text:p text:style-name="P2">Journal URL : </text:p>
      <text:p text:style-name="P5"/>
      <text:p text:style-name="P5"><text:span text:style-name="T3">Week 1 :</text:span> <text:span text:style-name="T7">September 15 to September 21, 2024</text:span><text:span text:style-name="T5"> </text:span></text:p>
      <text:p text:style-name="P5"/>
      <text:p text:style-name="P5"><text:span text:style-name="T3">Date : </text:span>September 21, 2024</text:p>
      <text:p text:style-name="P5"/>
      <text:p text:style-name="P3">Key Concepts Learned :</text:p>
      <text:p text:style-name="P3"/>
      <text:p text:style-name="P6"><text:tab/>In the previous week we discussed some <text:span text:style-name="T3">introductory and fundamental concepts</text:span> in Software Project Management including different <text:span text:style-name="T3">processes</text:span> (Initialization, planning, monitoring and control, closure) and <text:span text:style-name="T3">sub-processes</text:span> involved in the Software project, how <text:span text:style-name="T3">integration</text:span> of the projects entities like people, technology and tools is done, roles and duties of the <text:span text:style-name="T3">project manager</text:span>. Along with this, we have discussed what is <text:span text:style-name="T3">Project charter, Scope, and the Objectives</text:span>.</text:p>
      <text:p text:style-name="P6"/>
      <text:p text:style-name="P6"><text:span text:style-name="T3"><text:tab/>In this week</text:span>, we discussed and we <text:span text:style-name="T7">performed</text:span> an <text:span text:style-name="T3">in-class</text:span> <text:span text:style-name="T3">activity</text:span> where we were asked to <text:span text:style-name="T3">create a project charter</text:span> for our chosen project topic which mainly included the project scope, Objectives, Deliverables.</text:p>
      <text:p text:style-name="P6"/>
      <text:p text:style-name="P6"><text:tab/>After the activity, we discussed about the <text:span text:style-name="T3">effort estimation</text:span> for a project and its <text:span text:style-name="T3">different techniques</text:span> (Experience-based and algorithmic cost modelling), <text:span text:style-name="T3">cost estimation</text:span> and its <text:span text:style-name="T3">different</text:span> <text:span text:style-name="T3">techniques</text:span>. A <text:span text:style-name="T3">COCOMO model</text:span> which stands for Constructive Cost Model, it is based upon project experience. It uses sub-models like <text:span text:style-name="T3">Application Composition model, Early design m</text:span><text:span text:style-name="T4">o</text:span><text:span text:style-name="T3">del, reuse model, post-architecture model</text:span> and also uses information from <text:span text:style-name="T3">LOC</text:span> (lines of code).</text:p>
      <text:p text:style-name="P3"/>
      <text:p text:style-name="P3">Application in Real Projects :</text:p>
      <text:p text:style-name="P3"/>
      <text:p text:style-name="P7"><text:tab/><text:span text:style-name="T7">The</text:span> concepts we covered in both weeks 1 and 2, gave me important knowledge and the information needed to start with the project. Documentation for the project, project manager, project components and their integration with the project, proper cost and effort estimation <text:span text:style-name="T3">this concepts highlight the important factors of the successful project</text:span>. Keeping all this in mind, I want to move forward with our project with the team while making sure this information implemented in the project. </text:p>
      <text:p text:style-name="P3"/>
      <text:p text:style-name="P3">Peer Interactions :</text:p>
      <text:p text:style-name="P3"/>
      <text:p text:style-name="P8"><text:tab/>This week I had interactions with fellow classmates about the project team formation, once we formed a team, we immediately started discussing about the project topic and its objectives as discussing objectives might give us some better thoughts while choosing the topic. After talking about few topics related to health, food industry, and education, we decided to move forward with the <text:span text:style-name="T3">health and wellness app.</text:span></text:p>
      <text:p text:style-name="P3"/>
      <text:p text:style-name="P3">Challenges Faced :</text:p>
      <text:p text:style-name="P3"/>
      <text:p text:style-name="P9"><text:tab/>While choosing project topic over others was a little bit confusing but as we were <text:soft-page-break/>discussing in a team and according to everyone, <text:span text:style-name="T3">discussing about the </text:span><text:span text:style-name="T4">Project Objectives</text:span><text:span text:style-name="T3"> actually helped us to select the one topic</text:span>. Also <text:span text:style-name="T6">the topics learned in class were basics and not too difficult to understand, still I went through the ppt’s provided and read about few things on the internet which gave me even more explanation.</text:span></text:p>
      <text:p text:style-name="P3"/>
      <text:p text:style-name="P3">Personal Development Activities :</text:p>
      <text:p text:style-name="P3"/>
      <text:p text:style-name="P10"><text:tab/>Except the courses in universities, for improving myself I usually watch online courses on Udemy. Currently I am learning about Python, Angular.</text:p>
      <text:p text:style-name="P3"/>
      <text:p text:style-name="P3">Goals for the Next Week :</text:p>
      <text:p text:style-name="P3"/>
      <text:list xml:id="list3713239304" text:style-name="L1">
        <text:list-item>
          <text:p text:style-name="P11">Read about the topics covered in class.</text:p>
        </text:list-item>
        <text:list-item>
          <text:p text:style-name="P11">More research about the project.</text:p>
        </text:list-item>
        <text:list-item>
          <text:p text:style-name="P11">I will try to give more time for improving my skill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9-21T17:26:03.403000000</dc:date>
    <meta:editing-duration>PT24M51S</meta:editing-duration>
    <meta:editing-cycles>4</meta:editing-cycles>
    <meta:generator>LibreOffice/7.1.0.3$Windows_X86_64 LibreOffice_project/f6099ecf3d29644b5008cc8f48f42f4a40986e4c</meta:generator>
    <meta:document-statistic meta:table-count="0" meta:image-count="0" meta:object-count="0" meta:page-count="2" meta:paragraph-count="22" meta:word-count="481" meta:character-count="3046" meta:non-whitespace-character-count="2577"/>
  </office:meta>
</office:document-meta>
</file>